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officeooo:rsid="0040d1c3" officeooo:paragraph-rsid="0040d1c3"/>
    </style:style>
    <style:style style:name="P5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54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9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60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51">ngAfterContentInit</text:p>
      <text:p text:style-name="P51">ngAfterContentChecked</text:p>
      <text:p text:style-name="P51">ngAfterViewInit</text:p>
      <text:p text:style-name="P51">ngAfterViewChecked</text:p>
      <text:p text:style-name="P51">ngOnDestroy</text:p>
      <text:p text:style-name="P51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52">The change-detection strategy to use for this component.</text:p>
      <text:p text:style-name="P53">When a component is instantiated, Angular creates a change detector, which is responsible for propagating the component's bindings. The strategy is one of:</text:p>
      <text:list text:style-name="L1">
        <text:list-item>
          <text:p text:style-name="P59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60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4">Host</text:p>
      <text:p text:style-name="P54"/>
      <text:p text:style-name="P54"/>
      <text:p text:style-name="P55">To interact with API</text:p>
      <text:p text:style-name="P55"/>
      <text:p text:style-name="P55">AJAX</text:p>
      <text:p text:style-name="P55">Fetch</text:p>
      <text:p text:style-name="P55">HttpClient (it uses rxjs)</text:p>
      <text:p text:style-name="P55"/>
      <text:p text:style-name="P56">RXJS works on push based architecture.</text:p>
      <text:p text:style-name="P56">In conventional API, if you add data you need to call pull data to get latest data.</text:p>
      <text:p text:style-name="P56">But in case of RXJS, Continues stream of data is provided.</text:p>
      <text:p text:style-name="P56">If you are subscribed to that stream then you don’t need to call pull data after add data.</text:p>
      <text:p text:style-name="P56">Latest datawill be available in the stream that you are subscribed to.</text:p>
      <text:p text:style-name="P56"/>
      <text:p text:style-name="P57">RXJS is an library for writing Reactive Programming.</text:p>
      <text:p text:style-name="P57">Observables are stream of data to which we can subscribe.</text:p>
      <text:p text:style-name="P57"/>
      <text:p text:style-name="P58">Observable, Observer, Stre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3T11:54:50.419482653</dc:date>
    <meta:editing-duration>PT14H28M40S</meta:editing-duration>
    <meta:editing-cycles>50</meta:editing-cycles>
    <meta:generator>LibreOffice/7.4.7.2$Linux_X86_64 LibreOffice_project/40$Build-2</meta:generator>
    <meta:document-statistic meta:table-count="0" meta:image-count="0" meta:object-count="0" meta:page-count="6" meta:paragraph-count="171" meta:word-count="924" meta:character-count="6049" meta:non-whitespace-character-count="5276"/>
  </office:meta>
</office:document-meta>
</file>